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draw:marker-start-width="0.355cm" draw:marker-end-width="0.355cm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draw:textarea-vertical-align="middle"/>
    </style:style>
    <style:style style:name="gr3" style:family="graphic" style:parent-style-name="standard">
      <style:graphic-properties draw:stroke="none" svg:stroke-width="0.051cm" draw:marker-start-width="0.355cm" draw:marker-end-width="0.355cm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051cm" draw:marker-start-width="0.355cm" draw:marker-end-width="0.355cm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51cm" draw:marker-start-width="0.355cm" draw:marker-end-width="0.355cm" draw:fill-color="#dd481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4.573cm" svg:height="0.762cm" svg:x="5.146cm" svg:y="7.054cm">
            <text:p text:style-name="P1">&gt;&gt;&gt;&gt;&gt;&gt;&gt;&gt;&gt;&gt;&gt;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2" draw:id="id2" draw:layer="layout" svg:width="2.159cm" svg:height="0.762cm" svg:x="11.461cm" svg:y="7.054cm">
            <text:p text:style-name="P1">&gt;&gt;&gt;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3" draw:id="id3" draw:layer="layout" svg:width="2.159cm" svg:height="0.762cm" svg:x="15.562cm" svg:y="7.054cm">
            <text:p text:style-name="P1">&gt;&gt;&gt;&gt;&gt;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svg:x1="9.719cm" svg:y1="7.435cm" svg:x2="11.461cm" svg:y2="7.435cm" draw:start-shape="id1" draw:start-glue-point="1" draw:end-shape="id2" draw:end-glue-point="3" svg:d="M9719 7435h1742" svg:viewBox="0 0 1743 1">
            <text:p/>
          </draw:connector>
          <draw:connector draw:style-name="gr2" draw:text-style-name="P1" draw:layer="layout" svg:x1="13.62cm" svg:y1="7.435cm" svg:x2="15.562cm" svg:y2="7.435cm" draw:start-shape="id2" draw:start-glue-point="1" draw:end-shape="id3" draw:end-glue-point="3" svg:d="M13620 7435h1942" svg:viewBox="0 0 1943 1">
            <text:p/>
          </draw:connector>
          <draw:connector draw:style-name="gr2" draw:text-style-name="P1" draw:layer="layout" svg:x1="9.72cm" svg:y1="7.436cm" svg:x2="11.462cm" svg:y2="7.436cm" svg:d="M9720 7436h1742" svg:viewBox="0 0 1743 1">
            <text:p/>
          </draw:connector>
        </draw:g>
        <draw:g>
          <draw:custom-shape draw:style-name="gr1" draw:text-style-name="P1" xml:id="id4" draw:id="id4" draw:layer="layout" svg:width="2.159cm" svg:height="0.762cm" svg:x="7.559cm" svg:y="4.598cm">
            <text:p text:style-name="P1">&gt;&gt;&gt;&gt;&gt;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5" draw:id="id5" draw:layer="layout" svg:width="3.43cm" svg:height="0.762cm" svg:x="15.561cm" svg:y="4.5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svg:x1="9.718cm" svg:y1="4.979cm" svg:x2="11.46cm" svg:y2="4.979cm" draw:start-shape="id4" draw:start-glue-point="1" svg:d="M9718 4979h1742" svg:viewBox="0 0 1743 1">
            <text:p/>
          </draw:connector>
          <draw:connector draw:style-name="gr2" draw:text-style-name="P1" draw:layer="layout" svg:x1="9.719cm" svg:y1="4.98cm" svg:x2="15.561cm" svg:y2="4.979cm" draw:end-shape="id5" svg:d="M9719 4980h2671v-1h3171" svg:viewBox="0 0 5843 2">
            <text:p/>
          </draw:connector>
          <draw:custom-shape draw:style-name="gr1" draw:text-style-name="P1" draw:layer="layout" svg:width="3.43cm" svg:height="0.762cm" svg:x="15.561cm" svg:y="4.598cm">
            <text:p text:style-name="P1">&gt;&gt;&gt;&gt;&gt;&gt;&gt;&gt;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" draw:layer="layout" svg:width="7.705cm" svg:height="0.762cm" svg:x="2.016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159cm" svg:height="0.762cm" svg:x="11.463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3cm" svg:height="0.762cm" svg:x="15.561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0.955cm" svg:height="1.119cm" svg:x="12.168cm" svg:y="5.648cm">
          <draw:text-box>
            <text:p text:style-name="P2"><text:span text:style-name="T1">+</text:span></text:p>
          </draw:text-box>
        </draw:frame>
        <draw:frame draw:style-name="gr5" draw:text-style-name="P2" draw:layer="layout" svg:width="0.955cm" svg:height="1.119cm" svg:x="12.168cm" svg:y="8.103cm">
          <draw:text-box>
            <text:p text:style-name="P2"><text:span text:style-name="T1">=</text:span></text:p>
          </draw:text-box>
        </draw:frame>
        <draw:custom-shape draw:style-name="gr6" draw:text-style-name="P1" draw:layer="layout" svg:width="4.573cm" svg:height="0.762cm" svg:x="2.015cm" svg:y="2.143cm">
          <text:p text:style-name="P1">&lt;&lt;&lt;&lt;&lt;&lt;&lt;&lt;&lt;&lt;&lt;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55cm" svg:height="1.119cm" svg:x="12.169cm" svg:y="3.193cm">
          <draw:text-box>
            <text:p text:style-name="P2"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is </meta:initial-creator>
    <meta:creation-date>2014-09-24T13:29:02.957677127</meta:creation-date>
    <dc:date>2014-09-24T13:41:56.522695589</dc:date>
    <dc:creator>denis </dc:creator>
    <meta:editing-duration>PT6M51S</meta:editing-duration>
    <meta:editing-cycles>3</meta:editing-cycles>
    <meta:generator>LibreOffice/4.2.4.2$Linux_x86 LibreOffice_project/420m0$Build-2</meta:generator>
    <meta:document-statistic meta:object-count="20"/>
  </office:meta>
</office:document-meta>
</file>